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style:writing-mode="lr-tb"/>
      <style:text-properties fo:color="#ff0000"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ff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Standard"><text:span text:style-name="T1">Únicamente deben incluirse la transformación de las producciones que se ven afectadas. Si alguna de las gramáticas no necesitan acondicionamiento, dejar el correspondiente subapartado en blanco.</text:span></text:p>
      <text:p text:style-name="P1"/>
      <text:p text:style-name="Standard"><text:span text:style-name="T3">7.1. Acondicionamiento de la Gramática para la Construcción de la tabla de símbolos</text:span></text:p>
      <text:p text:style-name="Standard"><text:span text:style-name="T4"/></text:p>
      <text:p text:style-name="P4">Declaraciones → Declaracion DeclaracionFact</text:p>
      <text:p text:style-name="P4"><text:span text:style-name="T5"><text:tab/>DeclaracionFact.idh = Declaracion.id</text:span></text:p>
      <text:p text:style-name="P4"><text:span text:style-name="T5"><text:tab/>DeclaracionFact.tipoh = Declaracion.tipo</text:span></text:p>
      <text:p text:style-name="P4"><text:span text:style-name="T5"><text:tab/>Declaraciones.ts = DeclaracionFact.ts</text:span></text:p>
      <text:p text:style-name="P4">DeclaraciónFact → <text:span text:style-name="T6">λ</text:span></text:p>
      <text:p text:style-name="P5"><text:tab/>DeclaracionFact.ts = inserta(creaTS(),DeclaracionFact.idh,&lt;tipo:DeclaracionFact.tipoh&gt;)</text:p>
      <text:p text:style-name="P4">DeclaraciónFact → ; Declaraciones</text:p>
      <text:p text:style-name="P5"><text:tab/>DeclaracionesFact.ts = inserta(Declaraciones.ts,DeclaracionFact.idh,&lt;tipo:DeclaracionFact.tipoh&gt;)</text:p>
      <text:p text:style-name="P4"/>
      <text:p text:style-name="Standard"><text:span text:style-name="T3"/></text:p>
      <text:p text:style-name="Standard"><text:span text:style-name="T3">7.2. Acondicionamiento de la Gramática para la Comprobación de las Restricciones Contextuales</text:span></text:p>
      <text:p text:style-name="P1"/>
      <text:p text:style-name="P1"/>
      <text:p text:style-name="P7">AQUÍ ESTÁN SÓLO LAS PRODUCCIONES QUE CAMBIAN</text:p>
      <text:p text:style-name="P7"/>
      <text:p text:style-name="P7">Declaraciones → <text:s/>Declaración DeclaraciónFact</text:p>
      <text:p text:style-name="P8"><text:tab/>Declaraciones.error = existe(DeclaracionFact.ts,Declaracion.id) v DeclaracionFact.error</text:p>
      <text:p text:style-name="P7">DeclaracionFact → λ</text:p>
      <text:p text:style-name="P7"><text:tab/><text:span text:style-name="T5">DeclaracionFact.error = false</text:span></text:p>
      <text:p text:style-name="P7">DeclaracionFact → ; Declaraciones</text:p>
      <text:p text:style-name="P9"><text:span text:style-name="T3"><text:tab/></text:span><text:span text:style-name="T5">DeclaracionFact.error = Declaraciones.error</text:span></text:p>
      <text:p text:style-name="P7"><text:span text:style-name="T5"/></text:p>
      <text:p text:style-name="P7"><text:span text:style-name="T5"/></text:p>
      <text:p text:style-name="P7">Instrucciones → Instrucción InstruccionesFact</text:p>
      <text:p text:style-name="P8"><text:tab/>Instrucciones.error = instruccion.error v InstruccionesFact.error</text:p>
      <text:p text:style-name="P8"><text:tab/>Instrucción.tsh = Instrucciones.tsh</text:p>
      <text:p text:style-name="P8"><text:tab/>InstruccionesFact.tsh = Instrucciones.tsh</text:p>
      <text:p text:style-name="P7">InstruccionesFact → λ</text:p>
      <text:p text:style-name="P8"><text:tab/>InstruccionesFact.error = false</text:p>
      <text:p text:style-name="P7">InstruccionesFact → ; Instrucciones</text:p>
      <text:p text:style-name="P8"><text:tab/>InstruccionesFact.error = Instrucciones.error</text:p>
      <text:p text:style-name="P8"><text:tab/>Instrucciones.tsh = InstruccionesFact.tsh</text:p>
      <text:p text:style-name="P8"/>
      <text:p text:style-name="P7">Expresion → ExpresionNiv1 ExpresionFact</text:p>
      <text:p text:style-name="P8"><text:tab/>ExpresionFact.tipoh = ExpresionNiv1.tipo</text:p>
      <text:p text:style-name="P8"><text:tab/>Expresion.tipo = ExpresionFact.tipo</text:p>
      <text:p text:style-name="P8"><text:tab/>ExpresionNiv1.tsh = Expresion.tsh</text:p>
      <text:p text:style-name="P8"><text:tab/>ExpresionFact.tsh = Expresion.tsh</text:p>
      <text:p text:style-name="P7">ExpresionFact → λ</text:p>
      <text:p text:style-name="P7"><text:tab/><text:span text:style-name="T5">ExpresionFact.tipo = ExpresionFact.tipoh</text:span></text:p>
      <text:p text:style-name="P7">ExpresionFact → OpNiv0 ExpresionNiv1</text:p>
      <text:p text:style-name="P8"><text:tab/>ExpresionFact.tipo = si (ExpresionFact.tipoh = Error v ExpresionNiv1.tipo = Error) v</text:p>
      <text:p text:style-name="P8"><text:tab/><text:tab/> <text:tab/> <text:s text:c="5"/>( ExpresionFact.tipoh = Char ᴧ ExpresionNiv1.tipo =/= Char) v</text:p>
      <text:p text:style-name="P8"><text:tab/><text:tab/><text:tab/> <text:s text:c="5"/>( ExpresionFact.tipoh =/= Char ᴧ ExpresionNiv1.tipo = Char)</text:p>
      <text:p text:style-name="P8"><text:tab/><text:tab/> <text:tab/> <text:s text:c="5"/>(ExpresionFact.tipoh = Bool ᴧ ExpresionNiv1.tipo =/= Bool) v</text:p>
      <text:p text:style-name="P8"><text:tab/><text:tab/><text:tab/> <text:s text:c="5"/>( ExpresionFact.tipoh =/= Bool ᴧ ExpresionNiv1.tipo = Bool))</text:p>
      <text:p text:style-name="P8"><text:tab/><text:tab/><text:tab/> <text:s text:c="13"/>tError</text:p>
      <text:p text:style-name="P8"><text:tab/><text:tab/><text:tab/> <text:s/>sino <text:s/>tBool</text:p>
      <text:p text:style-name="P8"><text:tab/><text:tab/><text:tab/> <text:s/>finsi</text:p>
      <text:p text:style-name="P8"><text:tab/>ExpresionNiv1.tsh = ExpresionFact.tsh</text:p>
      <text:p text:style-name="P8"><text:soft-page-break/></text:p>
      <text:p text:style-name="P8"/>
      <text:p text:style-name="P10"/>
      <text:p text:style-name="P11">ExpresiónNiv1 ::= ExpresiónNiv1 OpNiv1 ExpresiónNiv2 </text:p>
      <text:p text:style-name="P10"/>
      <text:p text:style-name="P10">falta poner que no haya Int Bool pej</text:p>
      <text:p text:style-name="P11"><text:tab/><text:span text:style-name="T5">ExpresionNiv1</text:span><text:span text:style-name="T8">o</text:span><text:span text:style-name="T5">.tipo = </text:span></text:p>
      <text:p text:style-name="P10"><text:tab/><text:tab/>si (ExpresionNiv1<text:span text:style-name="T7">1</text:span>.tipo = tError v ExpresionNiv2.tipo = tError v</text:p>
      <text:p text:style-name="P10"><text:tab/><text:tab/> <text:s text:c="4"/>ExpresionNiv1<text:span text:style-name="T7">1</text:span>.tipo = Char v ExpresionNiv2.tipo = Char v</text:p>
      <text:p text:style-name="P10"><text:tab/><text:tab/> <text:s text:c="4"/>(ExpresionNiv1<text:span text:style-name="T7">1</text:span>.tipo = Bool ᴧ ExpresionNiv2.tipo =/= Bool) v</text:p>
      <text:p text:style-name="P10"><text:tab/> <text:s text:c="18"/>(ExpresionNiv1<text:span text:style-name="T7">1</text:span>.tipo =/= Bool ᴧ ExpresionNiv2.tipo = Bool))</text:p>
      <text:p text:style-name="P10"><text:tab/><text:tab/><text:tab/>Error</text:p>
      <text:p text:style-name="P10"><text:tab/><text:tab/>sino case (OpNiv1.op)</text:p>
      <text:p text:style-name="P10"><text:tab/><text:tab/><text:tab/>suma,resta: </text:p>
      <text:p text:style-name="P10"><text:tab/><text:tab/><text:tab/> <text:s text:c="8"/>si (ExpresionNiv1<text:span text:style-name="T7">1</text:span>.tipo=Float v ExpresionNiv2.tipo = Float)</text:p>
      <text:p text:style-name="P10"><text:tab/><text:tab/><text:tab/><text:tab/>Float</text:p>
      <text:p text:style-name="P10"><text:tab/><text:tab/><text:tab/> <text:s text:c="8"/>sino si (ExpresionNiv1<text:span text:style-name="T7">1</text:span>.tipo =Int v ExpresionNiv2.tipo = Int)</text:p>
      <text:p text:style-name="P10"><text:tab/><text:tab/><text:tab/><text:tab/> <text:s text:c="2"/>integer</text:p>
      <text:p text:style-name="P10"><text:tab/><text:tab/><text:tab/> <text:s text:c="8"/>sino si (ExpresionNiv1<text:span text:style-name="T7">1</text:span>.tipo =Nat ᴧ ExpresionNiv2.tipo = Nat)</text:p>
      <text:p text:style-name="P10"><text:tab/><text:tab/><text:tab/><text:tab/> <text:s text:c="2"/>natural</text:p>
      <text:p text:style-name="P10"><text:tab/><text:tab/><text:tab/> sino Error</text:p>
      <text:p text:style-name="P10"><text:tab/><text:tab/><text:tab/>o: <text:s/></text:p>
      <text:p text:style-name="P10"><text:tab/><text:tab/><text:tab/> <text:s text:c="8"/>si (ExpresionNiv1<text:span text:style-name="T7">1</text:span>.tipo = Bool ᴧ ExpresionNiv2.tipo = Bool)</text:p>
      <text:p text:style-name="P10"><text:tab/><text:tab/><text:tab/><text:tab/> <text:s text:c="3"/>Bool</text:p>
      <text:p text:style-name="P10"><text:tab/><text:tab/><text:tab/> <text:s text:c="8"/>sino Error</text:p>
      <text:p text:style-name="P10"><text:tab/>ExpresionNiv1<text:span text:style-name="T7">1</text:span>.tsh = ExpresionNiv2.tsh = ExpresionNiv1<text:span text:style-name="T7">o</text:span>.tsh</text:p>
      <text:p text:style-name="P11">ExpresiónNiv1 ::= ExpresiónNiv2</text:p>
      <text:p text:style-name="P11"><text:tab/><text:span text:style-name="T5">ExpresionNiv1.tipo = ExpresionNiv2.tipo</text:span></text:p>
      <text:p text:style-name="P10"><text:tab/>ExpresionNiv2.tsh = ExpresionNiv1.tsh</text:p>
      <text:p text:style-name="P7"/>
      <text:p text:style-name="P7"/>
      <text:p text:style-name="P7">ExpresiónNiv2 ::= ExpresiónNiv2 OpNiv2 ExpresiónNiv3</text:p>
      <text:p text:style-name="P7"><text:tab/><text:span text:style-name="T5">ExpresionNiv2</text:span><text:span text:style-name="T8">o</text:span><text:span text:style-name="T5">.tipo = </text:span></text:p>
      <text:p text:style-name="P8"><text:tab/><text:tab/>si (ExpresionNiv2<text:span text:style-name="T7">1</text:span>.tipo = Error v ExpresionNiv3.tipo = Error v</text:p>
      <text:p text:style-name="P8"><text:s text:c="33"/>ExpresionNiv2<text:span text:style-name="T7">1</text:span>.tipo = Char v ExpresionNiv3.tipo = Char v</text:p>
      <text:p text:style-name="P8"><text:tab/><text:tab/> <text:s text:c="3"/>(ExpresionNiv2<text:span text:style-name="T7">1</text:span>.tipo = Bool ᴧ ExpresionNiv3.tipo =/= Bool v</text:p>
      <text:p text:style-name="P8"><text:tab/><text:tab/> <text:s text:c="3"/>(ExpresionNiv2<text:span text:style-name="T7">1</text:span>.tipo =/= Bool ᴧ ExpresionNiv3.tipo = Bool))</text:p>
      <text:p text:style-name="P8"><text:tab/><text:tab/> <text:s text:c="9"/>Error</text:p>
      <text:p text:style-name="P8"><text:tab/><text:tab/>sino case (OpNiv2.op)</text:p>
      <text:p text:style-name="P8"><text:tab/><text:tab/><text:tab/>multiplica,divide: </text:p>
      <text:p text:style-name="P8"><text:tab/><text:tab/><text:tab/> <text:s text:c="8"/>si (ExpresionNiv2<text:span text:style-name="T7">1</text:span>.tipo=Float v ExpresionNiv3.tipo = Real)</text:p>
      <text:p text:style-name="P8"><text:tab/><text:tab/><text:tab/><text:tab/> <text:s text:c="3"/>tReal</text:p>
      <text:p text:style-name="P8"><text:tab/><text:tab/><text:tab/> <text:s text:c="8"/>sino si (ExpresionNiv2<text:span text:style-name="T7">1</text:span>.tipo =tInt v ExpresionNiv3.tipo = tInt)</text:p>
      <text:p text:style-name="P8"><text:tab/><text:tab/><text:tab/><text:tab/><text:tab/>tInt</text:p>
      <text:p text:style-name="P8"><text:tab/><text:tab/><text:tab/><text:tab/> <text:s text:c="2"/>sino si (ExpresionNiv2<text:span text:style-name="T7">1</text:span>.tipo =tNat ᴧ ExpresionNiv3.tipo = tNat)</text:p>
      <text:p text:style-name="P8"><text:tab/><text:tab/><text:tab/><text:tab/><text:tab/> <text:s text:c="5"/>tNat</text:p>
      <text:p text:style-name="P8"><text:tab/><text:tab/><text:tab/><text:tab/> <text:s text:c="10"/>sino tError</text:p>
      <text:p text:style-name="P8"><text:tab/><text:tab/><text:tab/>modulo:</text:p>
      <text:p text:style-name="P8"><text:tab/><text:tab/><text:tab/> <text:s text:c="8"/>si (ExpresionNiv3.tipo = tNat ᴧ</text:p>
      <text:p text:style-name="P8"><text:tab/><text:tab/><text:tab/><text:tab/>(ExpresionNiv2<text:span text:style-name="T7">1</text:span>.tipo=tNat v ExpresionNiv2<text:span text:style-name="T7">1</text:span>.tipo=tInt))<text:tab/></text:p>
      <text:p text:style-name="P8"><text:tab/><text:tab/><text:tab/><text:tab/> <text:s text:c="5"/>ExpresionNiv2<text:span text:style-name="T7">1</text:span>.tipo</text:p>
      <text:p text:style-name="P8"><text:tab/><text:tab/><text:tab/> <text:s text:c="8"/>sino <text:s text:c="3"/>tError</text:p>
      <text:p text:style-name="P8"><text:tab/><text:tab/><text:tab/>y: <text:s/></text:p>
      <text:p text:style-name="P8"><text:tab/><text:tab/><text:tab/> <text:s text:c="8"/>si (ExpresionNiv2<text:span text:style-name="T7">1</text:span>.tBool ᴧ ExpresionNiv3.tipo = tBool)</text:p>
      <text:p text:style-name="P8"><text:tab/><text:tab/><text:tab/><text:tab/> <text:s text:c="3"/>tBool</text:p>
      <text:p text:style-name="P8"><text:tab/><text:tab/><text:tab/> <text:s text:c="8"/>sino tError</text:p>
      <text:p text:style-name="P8"><text:tab/>ExpresionNiv2<text:span text:style-name="T7">1</text:span>.tsh = ExpresionNiv3.tsh = ExpresionNiv2<text:span text:style-name="T7">o</text:span>.tsh</text:p>
      <text:p text:style-name="P7">ExpresiónNiv2 ::= ExpresiónNiv3</text:p>
      <text:p text:style-name="P7"><text:tab/><text:span text:style-name="T5">ExpresionNiv2.tipo = ExpresionNiv3.tipo</text:span></text:p>
      <text:p text:style-name="P8"><text:tab/>ExpresionNiv3.tsh = ExpresionNiv2.tsh</text:p>
      <text:p text:style-name="P7">ExpresiónNiv3 ::= ExpresionNiv4 OpNiv3 ExpresiónNiv3</text:p>
      <text:p text:style-name="P7"><text:tab/><text:span text:style-name="T5">ExpresionNiv3</text:span><text:span text:style-name="T8">o</text:span><text:span text:style-name="T5">.tipo = </text:span></text:p>
      <text:p text:style-name="P8"><text:tab/><text:tab/>si (ExpresionNiv4.tipo = tError v ExpresionNiv3<text:span text:style-name="T7">1</text:span>.tipo = tError v</text:p>
      <text:p text:style-name="P8"><text:soft-page-break/><text:s text:c="33"/>ExpresionNiv4.tipo =/= tNat v ExpresionNiv3<text:span text:style-name="T7">1</text:span>.tipo =/= tNat)</text:p>
      <text:p text:style-name="P8"><text:tab/><text:tab/> <text:s text:c="6"/>tError</text:p>
      <text:p text:style-name="P8"><text:tab/><text:tab/>sino tNat</text:p>
      <text:p text:style-name="P8"><text:tab/>ExpresionNiv3<text:span text:style-name="T7">1</text:span>.tsh = ExpresionNiv4.tsh = ExpresionNiv3<text:span text:style-name="T7">o</text:span>.tsh</text:p>
      <text:p text:style-name="P7">ExpresiónNiv3 ::= ExpresiónNiv4</text:p>
      <text:p text:style-name="P7"><text:tab/><text:span text:style-name="T5">ExpresionNiv3.tipo =ExpresionNiv4.tipo</text:span></text:p>
      <text:p text:style-name="P8"><text:tab/>ExpresionNiv4.tsh = ExpresionNiv3.tsh</text:p>
      <text:p text:style-name="P7">ExpresiónNiv4 ::= OpNiv4 ExpresiónNiv4</text:p>
      <text:p text:style-name="P7"><text:tab/><text:span text:style-name="T5">ExpresionNiv4</text:span><text:span text:style-name="T8">o</text:span><text:span text:style-name="T5">.tipo = </text:span></text:p>
      <text:p text:style-name="P8"><text:tab/><text:tab/>si (ExpresionNiv4<text:span text:style-name="T7">1</text:span>.tipo = tError)</text:p>
      <text:p text:style-name="P8"><text:tab/><text:tab/> <text:s text:c="9"/>tError</text:p>
      <text:p text:style-name="P8"><text:tab/><text:tab/>sino case (OpNiv4.op)</text:p>
      <text:p text:style-name="P8"><text:tab/><text:tab/><text:tab/>no: </text:p>
      <text:p text:style-name="P8"><text:tab/><text:tab/><text:tab/> <text:s text:c="8"/>si (ExpresionNiv4<text:span text:style-name="T7">1</text:span>.tipo=tBool)</text:p>
      <text:p text:style-name="P8"><text:tab/><text:tab/><text:tab/><text:tab/> <text:s text:c="3"/>tBool</text:p>
      <text:p text:style-name="P8"><text:tab/><text:tab/><text:tab/> <text:s text:c="8"/>sino <text:s text:c="2"/>tError</text:p>
      <text:p text:style-name="P8"><text:tab/><text:tab/><text:tab/>menos:</text:p>
      <text:p text:style-name="P8"><text:tab/><text:tab/><text:tab/> <text:s text:c="8"/>si (ExpresionNiv4<text:span text:style-name="T7">1</text:span>.tipo=tReal)</text:p>
      <text:p text:style-name="P8"><text:tab/><text:tab/><text:tab/><text:tab/> <text:s text:c="3"/>tReal</text:p>
      <text:p text:style-name="P8"><text:tab/><text:tab/><text:tab/> <text:s text:c="8"/>sino si (ExpresionNiv4<text:span text:style-name="T7">1</text:span>.tipo=tInt v ExpresionNiv4<text:span text:style-name="T7">1</text:span>.tipo = tNat)</text:p>
      <text:p text:style-name="P8"><text:tab/><text:tab/><text:tab/><text:tab/><text:tab/>tInt</text:p>
      <text:p text:style-name="P8"><text:tab/><text:tab/><text:tab/><text:tab/> <text:s text:c="2"/>sino tError</text:p>
      <text:p text:style-name="P8"><text:tab/><text:tab/><text:tab/>cast-float:</text:p>
      <text:p text:style-name="P8"><text:tab/><text:tab/><text:tab/> <text:s text:c="8"/>si (ExpresionNiv4<text:span text:style-name="T7">1</text:span>.tipo=/=tBool)</text:p>
      <text:p text:style-name="P8"><text:tab/><text:tab/><text:tab/><text:tab/> <text:s text:c="3"/>tReal</text:p>
      <text:p text:style-name="P8"><text:tab/><text:tab/><text:tab/> <text:s text:c="8"/>sino tError</text:p>
      <text:p text:style-name="P8"><text:tab/><text:tab/><text:tab/>cast-int:</text:p>
      <text:p text:style-name="P8"><text:tab/><text:tab/><text:tab/> <text:s text:c="8"/>si (ExpresionNiv4<text:span text:style-name="T7">1</text:span>.tipo=/=tBool)</text:p>
      <text:p text:style-name="P8"><text:tab/><text:tab/><text:tab/><text:tab/> <text:s text:c="3"/>tReal</text:p>
      <text:p text:style-name="P8"><text:tab/><text:tab/><text:tab/> <text:s text:c="8"/>sino tError</text:p>
      <text:p text:style-name="P8"><text:tab/><text:tab/><text:tab/>cast-nat:</text:p>
      <text:p text:style-name="P8"><text:tab/><text:tab/> <text:s text:c="2"/><text:tab/> <text:s text:c="8"/>si (ExpresionNiv4<text:span text:style-name="T7">1</text:span>.tipo=tNat v ExpresionNiv4<text:span text:style-name="T7">1</text:span>.tipo=tChar)</text:p>
      <text:p text:style-name="P8"><text:tab/><text:tab/><text:tab/><text:tab/> <text:s text:c="2"/>tNat</text:p>
      <text:p text:style-name="P8"><text:tab/><text:tab/><text:tab/> <text:s text:c="8"/>sino tError</text:p>
      <text:p text:style-name="P8"><text:tab/><text:tab/><text:tab/>cast-char:</text:p>
      <text:p text:style-name="P8"><text:tab/><text:tab/><text:tab/> <text:s text:c="8"/>si (ExpresionNiv4<text:span text:style-name="T7">1</text:span>.tipo=tNat v ExpresionNiv4<text:span text:style-name="T7">1</text:span>.tipo=tChar)</text:p>
      <text:p text:style-name="P8"><text:tab/><text:tab/><text:tab/><text:tab/> <text:s text:c="2"/>tChar</text:p>
      <text:p text:style-name="P8"><text:tab/><text:tab/><text:tab/> <text:s text:c="8"/>sino tError</text:p>
      <text:p text:style-name="P8"><text:tab/>ExpresionNiv4<text:span text:style-name="T7">1</text:span>.tsh = ExpresionNiv4<text:span text:style-name="T7">o</text:span>.tsh</text:p>
      <text:p text:style-name="P7">ExpresiónNiv4 ::= | Expresión |</text:p>
      <text:p text:style-name="P7"><text:tab/><text:span text:style-name="T5">ExpresionNiv4.tipo = </text:span></text:p>
      <text:p text:style-name="P8"><text:tab/><text:tab/>si (Expresion.tipo = tError v Expresion.tipo=tBool v Expresion.tipo=tChar)</text:p>
      <text:p text:style-name="P8"><text:tab/><text:tab/> <text:s text:c="9"/>tError</text:p>
      <text:p text:style-name="P8"><text:tab/><text:tab/>sino si (Expresion.tipo = tReal)</text:p>
      <text:p text:style-name="P8"><text:tab/><text:tab/><text:tab/>tReal</text:p>
      <text:p text:style-name="P8"><text:tab/><text:tab/> <text:s text:c="7"/>sino si (Expresion.tipo = tNat v Expresion.tipo.tInt)</text:p>
      <text:p text:style-name="P8"><text:tab/><text:tab/><text:tab/> <text:s text:c="8"/>tNat</text:p>
      <text:p text:style-name="P8"><text:tab/><text:tab/><text:tab/> sino tError</text:p>
      <text:p text:style-name="P8"><text:tab/>Expresion.tsh = ExpresionNiv4.tsh</text:p>
      <text:p text:style-name="P7">ExpresiónNiv4 ::= ( Expresión )</text:p>
      <text:p text:style-name="P7"><text:tab/><text:span text:style-name="T5">ExpresionNiv4.tipo = Expresion.tipo</text:span></text:p>
      <text:p text:style-name="P8"><text:tab/>Expresion.tsh = ExpresionNiv4.tsh</text:p>
      <text:p text:style-name="P7">ExpresiónNiv4 ::= Literal</text:p>
      <text:p text:style-name="P7"><text:tab/><text:span text:style-name="T5">Expresion.tipo = Literal.tipo</text:span></text:p>
      <text:p text:style-name="P7">Literal ::= id</text:p>
      <text:p text:style-name="P7"><text:tab/><text:span text:style-name="T5">Literal.tipo = Literal.tsh[id.lex].tipo</text:span></text:p>
      <text:p text:style-name="P7">Literal ::= litNat</text:p>
      <text:p text:style-name="P7"><text:tab/><text:span text:style-name="T5">Literal.tipo = tNat</text:span></text:p>
      <text:p text:style-name="P7">Literal ::= litFlo</text:p>
      <text:p text:style-name="P7"><text:tab/><text:span text:style-name="T5">Literal.tipo = tReal</text:span></text:p>
      <text:p text:style-name="P7">Literal ::= litEnt</text:p>
      <text:p text:style-name="P7"><text:tab/><text:span text:style-name="T5">Literal.tipo = tEnt</text:span></text:p>
      <text:p text:style-name="P7">Literal ::= litBoo</text:p>
      <text:p text:style-name="P7"><text:soft-page-break/><text:tab/><text:span text:style-name="T5">Literal.tipo = tBool<text:tab/></text:span></text:p>
      <text:p text:style-name="P7">Literal ::= litCha</text:p>
      <text:p text:style-name="P7"><text:tab/><text:span text:style-name="T5">Literal.tipo = tChar</text:span></text:p>
      <text:p text:style-name="P7">OpNiv0 ::= &lt;</text:p>
      <text:p text:style-name="P7"><text:tab/><text:span text:style-name="T5">OpNiv0.op = menor</text:span></text:p>
      <text:p text:style-name="P7">OpNiv0 ::= &gt;<text:tab/></text:p>
      <text:p text:style-name="P7"><text:tab/><text:span text:style-name="T5">OpNiv0.op = mayor</text:span></text:p>
      <text:p text:style-name="P7">OpNiv0 ::= &lt;=</text:p>
      <text:p text:style-name="P7"><text:tab/><text:span text:style-name="T5">OpNiv0.op = menor-ig<text:tab/></text:span></text:p>
      <text:p text:style-name="P7">OpNiv0 ::= &gt;=</text:p>
      <text:p text:style-name="P7"><text:tab/><text:span text:style-name="T5">OpNiv0.op = mayor-ig</text:span></text:p>
      <text:p text:style-name="P7">OpNiv0 ::= =</text:p>
      <text:p text:style-name="P7"><text:tab/><text:span text:style-name="T5">OpNiv0.op = igual</text:span></text:p>
      <text:p text:style-name="P7">OpNiv0 ::= =/=</text:p>
      <text:p text:style-name="P7"><text:tab/><text:span text:style-name="T5">OpNiv0.op = no-igual</text:span></text:p>
      <text:p text:style-name="P7">OpNiv1 ::= +</text:p>
      <text:p text:style-name="P7"><text:tab/><text:span text:style-name="T5">OpNiv1.op = suma</text:span></text:p>
      <text:p text:style-name="P7">OpNiv1 ::= -</text:p>
      <text:p text:style-name="P7"><text:tab/><text:span text:style-name="T5">OpNiv1.op = resta</text:span></text:p>
      <text:p text:style-name="P7">OpNiv1 ::= or</text:p>
      <text:p text:style-name="P7"><text:tab/><text:span text:style-name="T5">OpNiv1.op = o</text:span></text:p>
      <text:p text:style-name="P7">OpNiv2 ::= *</text:p>
      <text:p text:style-name="P7"><text:tab/><text:span text:style-name="T5">OpNiv2.op = multiplica</text:span></text:p>
      <text:p text:style-name="P7">OpNiv2 ::= /</text:p>
      <text:p text:style-name="P7"><text:tab/><text:span text:style-name="T5">OpNiv2.op = divide</text:span></text:p>
      <text:p text:style-name="P7">OpNiv2 ::= %</text:p>
      <text:p text:style-name="P7"><text:tab/><text:span text:style-name="T5">OpNiv2.op = modulo</text:span></text:p>
      <text:p text:style-name="P7">OpNiv2 ::= and</text:p>
      <text:p text:style-name="P7"><text:tab/><text:span text:style-name="T5">OpNiv2.op = y</text:span></text:p>
      <text:p text:style-name="P4">OpNiv3 ::= &gt;&gt;</text:p>
      <text:p text:style-name="P4"><text:tab/><text:span text:style-name="T5">OpNiv3.op = shl</text:span></text:p>
      <text:p text:style-name="P4">OpNiv3 ::= &lt;&lt;</text:p>
      <text:p text:style-name="P4"><text:tab/><text:span text:style-name="T5">OpNiv3.op = shr</text:span></text:p>
      <text:p text:style-name="P4">OpNiv4 ::= not</text:p>
      <text:p text:style-name="P4"><text:tab/><text:span text:style-name="T5">OpNiv4.op = no</text:span></text:p>
      <text:p text:style-name="P4">OpNiv4 ::= -</text:p>
      <text:p text:style-name="P4"><text:tab/><text:span text:style-name="T5">OpNiv4.op = menos</text:span></text:p>
      <text:p text:style-name="P4">OpNiv4 ::= (float)</text:p>
      <text:p text:style-name="P4"><text:tab/><text:span text:style-name="T5">OpNiv4.op = cast-float</text:span></text:p>
      <text:p text:style-name="P4">OpNiv4 ::= (int)</text:p>
      <text:p text:style-name="P4"><text:tab/><text:span text:style-name="T5">OpNiv4.op = cast-int</text:span></text:p>
      <text:p text:style-name="P4">OpNiv4 ::= (nat)</text:p>
      <text:p text:style-name="P4"><text:tab/><text:span text:style-name="T5">OpNiv4.op = cast-nat</text:span></text:p>
      <text:p text:style-name="P4">OpNiv4 ::= (char)</text:p>
      <text:p text:style-name="P4"><text:tab/><text:span text:style-name="T5">OpNiv4.op = cast-char</text:span></text:p>
      <text:p text:style-name="P4"/>
      <text:p text:style-name="Standard"><text:span text:style-name="T3"/></text:p>
      <text:p text:style-name="Standard"><text:span text:style-name="T3">7.3. Acondicionamiento de la Gramática para la Traducción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09T20:38:00</dc:date>
    <dc:creator>Hector </dc:creator>
    <meta:editing-duration>PT01H04M19S</meta:editing-duration>
    <meta:editing-cycles>3</meta:editing-cycles>
    <meta:generator>OpenOffice.org/3.1$Linux OpenOffice.org_project/310m21$Build-9319</meta:generator>
    <meta:document-statistic meta:table-count="0" meta:image-count="0" meta:object-count="0" meta:page-count="4" meta:paragraph-count="212" meta:word-count="771" meta:character-count="7184"/>
  </office:meta>
</office:document-meta>
</file>